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Pictures/100000000000020000000200B7DA4DD4BAECD386.jpg" manifest:media-type="image/jpe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co2" style:family="table-column">
      <style:table-column-properties fo:break-before="auto" style:column-width="3.212cm"/>
    </style:style>
    <style:style style:name="co3" style:family="table-column">
      <style:table-column-properties fo:break-before="auto" style:column-width="5.863cm"/>
    </style:style>
    <style:style style:name="co4" style:family="table-column">
      <style:table-column-properties fo:break-before="auto" style:column-width="3.985cm"/>
    </style:style>
    <style:style style:name="co5" style:family="table-column">
      <style:table-column-properties fo:break-before="auto" style:column-width="2.759cm"/>
    </style:style>
    <style:style style:name="co6" style:family="table-column">
      <style:table-column-properties fo:break-before="auto" style:column-width="2.94cm"/>
    </style:style>
    <style:style style:name="co7" style:family="table-column">
      <style:table-column-properties fo:break-before="auto" style:column-width="3.166cm"/>
    </style:style>
    <style:style style:name="co8" style:family="table-column">
      <style:table-column-properties fo:break-before="auto" style:column-width="3.131cm"/>
    </style:style>
    <style:style style:name="ro1" style:family="table-row">
      <style:table-row-properties style:row-height="0.695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size="16pt" style:font-size-asian="16pt" style:font-size-complex="16pt"/>
    </style:style>
    <style:style style:name="ce2" style:family="table-cell" style:parent-style-name="Default">
      <style:table-cell-properties style:text-align-source="fix" style:repeat-content="false" fo:border="0.74pt ridg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3" style:family="table-cell" style:parent-style-name="Default">
      <style:table-cell-properties fo:border-bottom="none" fo:border-left="0.74pt inset #ff0000" fo:border-right="0.74pt inset #ff0000" fo:border-top="none"/>
      <style:text-properties fo:font-size="16pt" style:font-size-asian="16pt" style:font-size-complex="16pt"/>
    </style:style>
    <style:style style:name="ce4" style:family="table-cell" style:parent-style-name="Default">
      <style:table-cell-properties fo:border-bottom="0.74pt inset #ff0000" fo:border-left="0.74pt inset #ff0000" fo:border-right="0.74pt inset #ff0000" fo:border-top="none"/>
      <style:text-properties fo:font-size="16pt" style:font-size-asian="16pt" style:font-size-complex="16pt"/>
    </style:style>
    <style:style style:name="ce5" style:family="table-cell" style:parent-style-name="Default">
      <style:table-cell-properties style:text-align-source="fix" style:repeat-content="false" fo:border="0.74pt groove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6" style:family="table-cell" style:parent-style-name="Default">
      <style:table-cell-properties fo:border-bottom="none" fo:border-left="0.74pt groove #ff0000" fo:border-right="0.74pt groove #ff0000" fo:border-top="none"/>
      <style:text-properties fo:font-size="16pt" style:font-size-asian="16pt" style:font-size-complex="16pt"/>
    </style:style>
    <style:style style:name="ce7" style:family="table-cell" style:parent-style-name="Default">
      <style:table-cell-properties fo:border-bottom="0.74pt groove #ff0000" fo:border-left="0.74pt groove #ff0000" fo:border-right="0.74pt groove #ff0000" fo:border-top="none"/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fo:border="0.74pt inset #000000"/>
      <style:paragraph-properties fo:text-align="center" fo:margin-left="0cm"/>
      <style:text-properties fo:font-size="16pt" fo:font-weight="bold" style:font-size-asian="16pt" style:font-weight-asian="bold" style:font-size-complex="16pt" style:font-weight-complex="bold"/>
    </style:style>
    <style:style style:name="ce9" style:family="table-cell" style:parent-style-name="Default">
      <style:table-cell-properties fo:border-bottom="none" fo:border-left="0.74pt ridge #ff0000" fo:border-right="0.74pt ridge #ff0000" fo:border-top="none"/>
      <style:text-properties fo:font-size="16pt" style:font-size-asian="16pt" style:font-size-complex="16pt"/>
    </style:style>
    <style:style style:name="ce10" style:family="table-cell" style:parent-style-name="Default">
      <style:table-cell-properties fo:border-bottom="0.74pt ridge #ff0000" fo:border-left="0.74pt ridge #ff0000" fo:border-right="0.74pt ridge #ff0000" fo:border-top="none"/>
      <style:text-properties fo:font-size="16pt" style:font-size-asian="16pt" style:font-size-complex="16pt"/>
    </style:style>
    <style:style style:name="gr1" style:family="graphic">
      <style:graphic-properties svg:stroke-width="0.1cm" draw:marker-start="Circle" draw:marker-start-width="0.35cm" draw:marker-end="Arrow" draw:marker-end-width="0.35cm" draw:fill="solid" draw:fill-color="#2a6099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2" style:family="graphic">
      <style:graphic-properties draw:stroke="none" svg:stroke-color="#000000" draw:fill="none" draw:fill-color="#ffffff" fo:min-height="1.043cm"/>
      <style:paragraph-properties style:writing-mode="lr-tb"/>
      <style:text-properties fo:font-weight="bold" style:font-weight-asian="bold" style:font-weight-complex="bold"/>
    </style:style>
    <style:style style:name="gr3" style:family="graphic">
      <style:graphic-properties svg:stroke-width="0.1cm" draw:marker-start="Circle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4" style:family="graphic">
      <style:graphic-properties draw:stroke="none" svg:stroke-color="#000000" draw:fill="none" draw:fill-color="#ffffff" fo:min-height="0.855cm"/>
      <style:paragraph-properties style:writing-mode="lr-tb"/>
      <style:text-properties fo:font-weight="bold" style:font-weight-asian="bold" style:font-weight-complex="bold"/>
    </style:style>
    <style:style style:name="gr5" style:family="graphic">
      <style:graphic-properties draw:stroke="none" svg:stroke-color="#000000" draw:fill="none" draw:fill-color="#ffffff" fo:min-height="0.722cm"/>
      <style:paragraph-properties style:writing-mode="lr-tb"/>
      <style:text-properties fo:font-weight="bold" style:font-weight-asian="bold" style:font-weight-complex="bold"/>
    </style:style>
    <style:style style:name="gr6" style:family="graphic">
      <style:graphic-properties draw:stroke="none" svg:stroke-color="#000000" draw:fill="none" draw:fill-color="#ffffff" fo:min-height="0.882cm"/>
      <style:paragraph-properties style:writing-mode="lr-tb"/>
      <style:text-properties fo:font-weight="bold" style:font-weight-asian="bold" style:font-weight-complex="bold"/>
    </style:style>
    <style:style style:name="gr7" style:family="graphic">
      <style:graphic-properties draw:stroke="none" svg:stroke-color="#000000" draw:fill="none" draw:fill-color="#ffffff" fo:min-height="0.721cm"/>
      <style:paragraph-properties style:writing-mode="lr-tb"/>
      <style:text-properties fo:font-weight="bold" style:font-weight-asian="bold" style:font-weight-complex="bold"/>
    </style:style>
    <style:style style:name="gr8" style:family="graphic">
      <style:graphic-properties svg:stroke-width="0.1cm" draw:marker-start="Arrow" draw:marker-start-width="0.35cm" draw:marker-end="Arrow" draw:marker-end-width="0.35cm" draw:textarea-horizontal-align="center" draw:textarea-vertical-align="middle" fo:padding-top="0.05cm" fo:padding-bottom="0.05cm" fo:padding-left="0.05cm" fo:padding-right="0.05cm"/>
      <style:paragraph-properties fo:text-align="center"/>
    </style:style>
    <style:style style:name="gr9" style:family="graphic">
      <style:graphic-properties draw:stroke="none" svg:stroke-color="#000000" draw:fill="none" draw:fill-color="#ffffff" fo:min-height="0.935cm"/>
      <style:paragraph-properties style:writing-mode="lr-tb"/>
      <style:text-properties fo:font-weight="bold" style:font-weight-asian="bold" style:font-weight-complex="bold"/>
    </style:style>
    <style:style style:name="gr10" style:family="graphic">
      <style:graphic-properties draw:stroke="none" svg:stroke-color="#000000" draw:fill="none" draw:fill-color="#ffffff" fo:min-height="0.775cm"/>
      <style:paragraph-properties style:writing-mode="lr-tb"/>
      <style:text-properties fo:font-weight="bold" style:font-weight-asian="bold" style:font-weight-complex="bold"/>
    </style:style>
    <style:style style:name="gr11" style:family="graphic">
      <style:graphic-properties draw:stroke="none" svg:stroke-color="#000000" draw:fill="none" draw:fill-color="#ffffff" fo:min-height="1.016cm"/>
      <style:paragraph-properties style:writing-mode="lr-tb"/>
      <style:text-properties fo:font-weight="bold" style:font-weight-asian="bold" style:font-weight-complex="bold"/>
    </style:style>
    <style:style style:name="gr12" style:family="graphic">
      <style:graphic-properties draw:stroke="none" svg:stroke-color="#000000" draw:fill="none" draw:fill-color="#ffffff" fo:min-height="0.937cm"/>
      <style:paragraph-properties style:writing-mode="lr-tb"/>
      <style:text-properties fo:font-weight="bold" style:font-weight-asian="bold" style:font-weight-complex="bold"/>
    </style:style>
    <style:style style:name="gr13" style:family="graphic">
      <style:graphic-properties draw:marker-start="Arrowheads_20_1" draw:marker-start-width="0.2cm" draw:marker-start-center="false" draw:fill="solid" draw:fill-color="#ffffc0" draw:auto-grow-height="true" draw:auto-grow-width="false" fo:min-height="1.599cm" fo:padding-top="0.1cm" fo:padding-bottom="0.1cm" fo:padding-left="0.1cm" fo:padding-right="0.1cm" draw:shadow="hidden" draw:shadow-offset-x="0.1cm" draw:shadow-offset-y="0.1cm" draw:caption-escape-direction="auto"/>
      <style:paragraph-properties style:text-autospace="none" style:line-break="normal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1" style:family="paragraph">
      <loext:graphic-properties draw:fill="solid" draw:fill-color="#2a6099"/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loext:graphic-properties draw:fill="none" draw:fill-color="#ffffff"/>
      <style:text-properties fo:font-weight="bold" style:font-weight-asian="bold" style:font-weight-complex="bold"/>
    </style:style>
    <style:style style:name="P4" style:family="paragraph">
      <style:paragraph-properties fo:text-align="center"/>
    </style:style>
    <style:style style:name="P5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6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line draw:z-index="2" draw:name="Line 1" draw:style-name="gr1" draw:text-style-name="P1" svg:x1="19.805cm" svg:y1="7.271cm" svg:x2="24.825cm" svg:y2="8.58cm">
            <text:p/>
          </draw:line>
          <draw:frame draw:z-index="3" draw:name="Text Frame 1" draw:style-name="gr2" draw:text-style-name="P3" svg:width="2.649cm" svg:height="1.043cm" svg:x="21.342cm" svg:y="7.03cm">
            <draw:text-box>
              <text:p text:style-name="P2"><text:span text:style-name="T1">One to Many</text:span></text:p>
            </draw:text-box>
          </draw:frame>
          <draw:line draw:z-index="4" draw:name="Line 2" draw:style-name="gr3" draw:text-style-name="P4" svg:x1="24.716cm" svg:y1="10.799cm" svg:x2="19.888cm" svg:y2="9.008cm">
            <text:p/>
          </draw:line>
          <draw:frame draw:z-index="5" draw:name="Text Frame 2" draw:style-name="gr4" draw:text-style-name="P3" svg:width="2.853cm" svg:height="0.855cm" svg:x="21.451cm" svg:y="8.955cm">
            <draw:text-box>
              <text:p><text:span text:style-name="T1">Many to One</text:span></text:p>
            </draw:text-box>
          </draw:frame>
          <draw:line draw:z-index="6" draw:name="Line 3" draw:style-name="gr3" draw:text-style-name="P4" svg:x1="15.572cm" svg:y1="8.527cm" svg:x2="9.977cm" svg:y2="14.301cm">
            <text:p/>
          </draw:line>
          <draw:line draw:z-index="7" draw:name="Line 4" draw:style-name="gr3" draw:text-style-name="P4" svg:x1="12.363cm" svg:y1="14.461cm" svg:x2="15.71cm" svg:y2="10.719cm">
            <text:p/>
          </draw:line>
          <draw:frame draw:z-index="8" draw:name="Text Frame 3" draw:style-name="gr5" draw:text-style-name="P3" svg:width="2.085cm" svg:height="0.937cm" svg:x="11.293cm" svg:y="10.104cm">
            <draw:text-box>
              <text:p><text:span text:style-name="T1">One to many</text:span></text:p>
            </draw:text-box>
          </draw:frame>
          <draw:frame draw:z-index="9" draw:name="Text Frame 4" draw:style-name="gr2" draw:text-style-name="P3" svg:width="3.12cm" svg:height="1.043cm" svg:x="12.501cm" svg:y="12.403cm">
            <draw:text-box>
              <text:p><text:span text:style-name="T1">Many to One</text:span></text:p>
            </draw:text-box>
          </draw:frame>
          <draw:line draw:z-index="10" draw:name="Line 5" draw:style-name="gr3" draw:text-style-name="P4" svg:x1="8.735cm" svg:y1="14.354cm" svg:x2="5.553cm" svg:y2="9.543cm">
            <text:p/>
          </draw:line>
          <draw:line draw:z-index="11" draw:name="Line 6" draw:style-name="gr3" draw:text-style-name="P4" svg:x1="4.425cm" svg:y1="12.617cm" svg:x2="7.607cm" svg:y2="16.332cm">
            <text:p/>
          </draw:line>
          <draw:frame draw:z-index="12" draw:name="Text Frame 5" draw:style-name="gr6" draw:text-style-name="P3" svg:width="2.88cm" svg:height="0.882cm" svg:x="6.568cm" svg:y="10.184cm">
            <draw:text-box>
              <text:p><text:span text:style-name="T1">One To Many</text:span></text:p>
            </draw:text-box>
          </draw:frame>
          <draw:frame draw:z-index="13" draw:name="Text Frame 6" draw:style-name="gr7" draw:text-style-name="P3" svg:width="2.935cm" svg:height="0.721cm" svg:x="4.206cm" svg:y="13.979cm">
            <draw:text-box>
              <text:p><text:span text:style-name="T1">Many To One</text:span></text:p>
            </draw:text-box>
          </draw:frame>
          <draw:line draw:z-index="14" draw:name="Line 7" draw:style-name="gr8" draw:text-style-name="P4" svg:x1="13.673cm" svg:y1="3.101cm" svg:x2="18.034cm" svg:y2="6.87cm">
            <text:p/>
          </draw:line>
          <draw:frame draw:z-index="15" draw:name="Text Frame 7" draw:style-name="gr9" draw:text-style-name="P3" svg:width="3.374cm" svg:height="0.935cm" svg:x="15.264cm" svg:y="3.582cm">
            <draw:text-box>
              <text:p><text:span text:style-name="T1">Many To Many</text:span></text:p>
            </draw:text-box>
          </draw:frame>
          <draw:line draw:z-index="16" draw:name="Line 8" draw:style-name="gr3" draw:text-style-name="P4" svg:x1="18.619cm" svg:y1="6.736cm" svg:x2="20.567cm" svg:y2="3.555cm">
            <text:p/>
          </draw:line>
          <draw:line draw:z-index="17" draw:name="Line 9" draw:style-name="gr3" draw:text-style-name="P4" svg:x1="22.384cm" svg:y1="3.635cm" svg:x2="19.915cm" svg:y2="6.896cm">
            <text:p/>
          </draw:line>
          <draw:frame draw:z-index="18" draw:name="Text Frame 8" draw:style-name="gr4" draw:text-style-name="P3" svg:width="1.426cm" svg:height="0.937cm" svg:x="17.879cm" svg:y="4.865cm">
            <draw:text-box>
              <text:p><text:span text:style-name="T1">One To many</text:span></text:p>
            </draw:text-box>
          </draw:frame>
          <draw:frame draw:z-index="19" draw:name="Text Frame 9" draw:style-name="gr10" draw:text-style-name="P3" svg:width="2.167cm" svg:height="0.937cm" svg:x="22.192cm" svg:y="4.544cm">
            <draw:text-box>
              <text:p><text:span text:style-name="T1">Many To One</text:span></text:p>
            </draw:text-box>
          </draw:frame>
          <draw:line draw:z-index="20" draw:name="Line 10" draw:style-name="gr3" draw:text-style-name="P4" svg:x1="7.634cm" svg:y1="3.02cm" svg:x2="4.562cm" svg:y2="7.565cm">
            <text:p/>
          </draw:line>
          <draw:line draw:z-index="21" draw:name="Line 11" draw:style-name="gr3" draw:text-style-name="P4" svg:x1="2.368cm" svg:y1="7.458cm" svg:x2="7.47cm" svg:y2="1.604cm">
            <text:p/>
          </draw:line>
          <draw:frame draw:z-index="22" draw:name="Text Frame 10" draw:style-name="gr11" draw:text-style-name="P3" svg:width="2.751cm" svg:height="1.016cm" svg:x="5.882cm" svg:y="6.148cm">
            <draw:text-box>
              <text:p><text:span text:style-name="T1">Many To one</text:span></text:p>
            </draw:text-box>
          </draw:frame>
          <draw:frame draw:z-index="23" draw:name="Text Frame 11" draw:style-name="gr12" draw:text-style-name="P3" svg:width="2.743cm" svg:height="0.937cm" svg:x="2.45cm" svg:y="4.036cm">
            <draw:text-box>
              <text:p><text:span text:style-name="T1">One To Many</text:span></text:p>
            </draw:text-box>
          </draw:frame>
        </table:shapes>
        <table:table-column table:style-name="co1" table:default-cell-style-name="ce1"/>
        <table:table-column table:style-name="co2" table:default-cell-style-name="ce1"/>
        <table:table-column table:style-name="co1" table:default-cell-style-name="ce1"/>
        <table:table-column table:style-name="co3" table:default-cell-style-name="ce1"/>
        <table:table-column table:style-name="co1" table:default-cell-style-name="ce1"/>
        <table:table-column table:style-name="co4" table:default-cell-style-name="ce1"/>
        <table:table-column table:style-name="co5" table:default-cell-style-name="ce1"/>
        <table:table-column table:style-name="co1" table:default-cell-style-name="ce1"/>
        <table:table-column table:style-name="co3" table:default-cell-style-name="ce1"/>
        <table:table-column table:style-name="co6" table:default-cell-style-name="ce1"/>
        <table:table-column table:style-name="co1" table:default-cell-style-name="ce1"/>
        <table:table-column table:style-name="co7" table:default-cell-style-name="ce1"/>
        <table:table-column table:style-name="co8" table:default-cell-style-name="ce1"/>
        <table:table-column table:style-name="co1" table:number-columns-repeated="1011" table:default-cell-style-name="ce1"/>
        <table:table-row table:style-name="ro1" table:number-rows-repeated="2">
          <table:table-cell table:number-columns-repeated="1024"/>
        </table:table-row>
        <table:table-row table:style-name="ro1">
          <table:table-cell table:number-columns-repeated="3"/>
          <table:table-cell table:style-name="ce5" office:value-type="string" calcext:value-type="string">
            <text:p>user</text:p>
          </table:table-cell>
          <table:table-cell table:number-columns-repeated="2"/>
          <table:table-cell table:style-name="ce2" office:value-type="string" calcext:value-type="string">
            <text:p>epic</text:p>
          </table:table-cell>
          <table:table-cell table:number-columns-repeated="1017"/>
        </table:table-row>
        <table:table-row table:style-name="ro1">
          <table:table-cell table:number-columns-repeated="3"/>
          <table:table-cell table:style-name="ce6" office:value-type="string" calcext:value-type="string">
            <text:p>id</text:p>
          </table:table-cell>
          <table:table-cell table:number-columns-repeated="2"/>
          <table:table-cell table:style-name="ce3" office:value-type="string" calcext:value-type="string">
            <text:p>start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f name</text:p>
          </table:table-cell>
          <table:table-cell table:number-columns-repeated="2"/>
          <table:table-cell table:style-name="ce4" office:value-type="string" calcext:value-type="string">
            <text:p>end date</text:p>
          </table:table-cell>
          <table:table-cell table:number-columns-repeated="1017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l name</text:p>
          </table:table-cell>
          <table:table-cell table:number-columns-repeated="1020"/>
        </table:table-row>
        <table:table-row table:style-name="ro1">
          <table:table-cell table:number-columns-repeated="2"/>
          <table:table-cell table:style-name="Default"/>
          <table:table-cell table:style-name="ce6" office:value-type="string" calcext:value-type="string">
            <text:p>dept</text:p>
          </table:table-cell>
          <table:table-cell table:number-columns-repeated="5"/>
          <table:table-cell table:style-name="Default"/>
          <table:table-cell table:number-columns-repeated="1014"/>
        </table:table-row>
        <table:table-row table:style-name="ro1">
          <table:table-cell table:number-columns-repeated="2"/>
          <table:table-cell table:style-name="Default"/>
          <table:table-cell table:style-name="ce7" office:value-type="string" calcext:value-type="string">
            <text:p>role</text:p>
          </table:table-cell>
          <table:table-cell table:number-columns-repeated="5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 table:number-rows-repeated="2">
          <table:table-cell table:number-columns-repeated="2"/>
          <table:table-cell table:style-name="Default"/>
          <table:table-cell table:number-columns-repeated="6"/>
          <table:table-cell table:style-name="Default"/>
          <table:table-cell table:number-columns-repeated="2"/>
          <table:table-cell table:style-name="Default"/>
          <table:table-cell table:number-columns-repeated="1011"/>
        </table:table-row>
        <table:table-row table:style-name="ro1">
          <table:table-cell table:number-columns-repeated="5"/>
          <table:table-cell table:style-name="ce8" office:value-type="string" calcext:value-type="string">
            <text:p>project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2" office:value-type="string" calcext:value-type="string">
            <text:p>sprint</text:p>
          </table:table-cell>
          <table:table-cell table:number-columns-repeated="3"/>
          <table:table-cell table:style-name="ce9" office:value-type="string" calcext:value-type="string">
            <text:p>id</text:p>
          </table:table-cell>
          <table:table-cell table:number-columns-repeated="3"/>
          <table:table-cell table:style-name="Default"/>
          <table:table-cell table:number-columns-repeated="1014"/>
        </table:table-row>
        <table:table-row table:style-name="ro1">
          <table:table-cell/>
          <table:table-cell table:style-name="ce3" office:value-type="string" calcext:value-type="string">
            <text:p>id</text:p>
          </table:table-cell>
          <table:table-cell table:number-columns-repeated="3"/>
          <table:table-cell table:style-name="ce9" office:value-type="string" calcext:value-type="string">
            <text:p>name</text:p>
          </table:table-cell>
          <table:table-cell table:number-columns-repeated="2"/>
          <table:table-cell table:style-name="ce2" office:value-type="string" calcext:value-type="string">
            <text:p>issue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ce9" office:value-type="string" calcext:value-type="string">
            <text:p>owner</text:p>
          </table:table-cell>
          <table:table-cell table:number-columns-repeated="2"/>
          <table:table-cell table:style-name="ce3" office:value-type="string" calcext:value-type="string">
            <text:p>id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duration</text:p>
          </table:table-cell>
          <table:table-cell table:number-columns-repeated="3"/>
          <table:table-cell table:style-name="ce9" office:value-type="string" calcext:value-type="string">
            <text:p>manager</text:p>
          </table:table-cell>
          <table:table-cell table:number-columns-repeated="2"/>
          <table:table-cell table:style-name="ce3" office:value-type="string" calcext:value-type="string">
            <text:p>name</text:p>
          </table:table-cell>
          <table:table-cell table:number-columns-repeated="3"/>
          <table:table-cell table:style-name="Default"/>
          <table:table-cell table:number-columns-repeated="1011"/>
        </table:table-row>
        <table:table-row table:style-name="ro1">
          <table:table-cell/>
          <table:table-cell table:style-name="ce3" office:value-type="string" calcext:value-type="string">
            <text:p>start</text:p>
          </table:table-cell>
          <table:table-cell table:number-columns-repeated="3"/>
          <table:table-cell table:style-name="ce9" office:value-type="string" calcext:value-type="string">
            <text:p>status</text:p>
          </table:table-cell>
          <table:table-cell table:number-columns-repeated="2"/>
          <table:table-cell table:style-name="ce3" office:value-type="string" calcext:value-type="string">
            <office:annotation draw:style-name="gr13" draw:text-style-name="P6" svg:width="2.899cm" svg:height="4.151cm" svg:x="31.313cm" svg:y="8.925cm" draw:caption-point-x="-0.61cm" draw:caption-point-y="1.51cm">
              <dc:date>2024-05-06T00:00:00</dc:date>
              <text:p text:style-name="P5"/>
              <text:p text:style-name="P5">Open</text:p>
              <text:p text:style-name="P5">Inprogress</text:p>
              <text:p text:style-name="P5">Reopened</text:p>
              <text:p text:style-name="P5">Resolved</text:p>
              <text:p text:style-name="P5">Closed</text:p>
              <text:p text:style-name="P5">To do</text:p>
              <text:p text:style-name="P5">Inprogress</text:p>
              <text:p text:style-name="P5">Done</text:p>
              <text:p text:style-name="P5"/>
            </office:annotation>
            <text:p>status</text:p>
          </table:table-cell>
          <table:table-cell table:number-columns-repeated="1015"/>
        </table:table-row>
        <table:table-row table:style-name="ro1">
          <table:table-cell/>
          <table:table-cell table:style-name="ce3" office:value-type="string" calcext:value-type="string">
            <text:p>end</text:p>
          </table:table-cell>
          <table:table-cell table:number-columns-repeated="3"/>
          <table:table-cell table:style-name="ce9" office:value-type="string" calcext:value-type="string">
            <text:p>notes</text:p>
          </table:table-cell>
          <table:table-cell table:number-columns-repeated="2"/>
          <table:table-cell table:style-name="ce3" office:value-type="string" calcext:value-type="string">
            <text:p>summary</text:p>
          </table:table-cell>
          <table:table-cell table:number-columns-repeated="1015"/>
        </table:table-row>
        <table:table-row table:style-name="ro1">
          <table:table-cell/>
          <table:table-cell table:style-name="ce4" office:value-type="string" calcext:value-type="string">
            <text:p>goal</text:p>
          </table:table-cell>
          <table:table-cell table:number-columns-repeated="3"/>
          <table:table-cell table:style-name="ce9" office:value-type="string" calcext:value-type="string">
            <text:p>start date</text:p>
          </table:table-cell>
          <table:table-cell table:number-columns-repeated="2"/>
          <table:table-cell table:style-name="ce3" office:value-type="string" calcext:value-type="string">
            <text:p>description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5"/>
          <table:table-cell table:style-name="ce10" office:value-type="string" calcext:value-type="string">
            <text:p>est comp date</text:p>
          </table:table-cell>
          <table:table-cell table:number-columns-repeated="2"/>
          <table:table-cell table:style-name="ce3" office:value-type="string" calcext:value-type="string">
            <text:p>assignee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office:annotation draw:style-name="gr13" draw:text-style-name="P6" svg:width="2.899cm" svg:height="2.571cm" svg:x="31.313cm" svg:y="11.704cm" draw:caption-point-x="-0.61cm" draw:caption-point-y="1.51cm">
              <dc:date>2024-05-06T00:00:00</dc:date>
              <text:p text:style-name="P5">Labels are tags given to an issue , if a given tag is not present then it will be added to database</text:p>
            </office:annotation>
            <text:p>label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8"/>
          <table:table-cell table:style-name="ce3" office:value-type="string" calcext:value-type="string">
            <text:p>parent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2" office:value-type="string" calcext:value-type="string">
            <text:p>story</text:p>
          </table:table-cell>
          <table:table-cell table:number-columns-repeated="4"/>
          <table:table-cell table:style-name="ce4" office:value-type="string" calcext:value-type="string">
            <text:p>reporter</text:p>
          </table:table-cell>
          <table:table-cell table:number-columns-repeated="2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3" office:value-type="string" calcext:value-type="string">
            <text:p>sprint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>
          <table:table-cell table:number-columns-repeated="3"/>
          <table:table-cell table:style-name="ce4" office:value-type="string" calcext:value-type="string">
            <text:p>story point estimation</text:p>
          </table:table-cell>
          <table:table-cell table:number-columns-repeated="7"/>
          <table:table-cell table:style-name="Default"/>
          <table:table-cell table:number-columns-repeated="1012"/>
        </table:table-row>
        <table:table-row table:style-name="ro1" table:number-rows-repeated="4">
          <table:table-cell table:number-columns-repeated="11"/>
          <table:table-cell table:style-name="Default"/>
          <table:table-cell table:number-columns-repeated="1012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" svg:font-family="" style:font-family-generic="roman"/>
    <style:font-face style:name="JetBrains Mono" svg:font-family="'JetBrains Mono'" style:font-family-generic="modern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n" fo:country="IN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IN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gradient draw:name="Pastel_20_Bouquet" draw:display-name="Pastel Bouquet" draw:style="linear" draw:start-color="#dde8cb" draw:end-color="#ffd7d7" draw:start-intensity="100%" draw:end-intensity="100%" draw:angle="30deg" draw:border="0%"/>
    <draw:fill-image draw:name="Painted_20_White" draw:display-name="Painted White" xlink:href="Pictures/100000000000020000000200B7DA4DD4BAECD386.jpg" xlink:type="simple" xlink:show="embed" xlink:actuate="onLoad"/>
    <draw:marker draw:name="Arrow" svg:viewBox="0 0 20 20" svg:d="M0 20l10-20 10 20z"/>
    <draw:marker draw:name="Arrowheads_20_1" draw:display-name="Arrowheads 1" svg:viewBox="0 0 20 30" svg:d="M10 0l-10 30h20z"/>
    <draw:marker draw:name="Circle" svg:viewBox="0 0 1131 1131" svg:d="M462 1118l-102-29-102-51-93-72-72-93-51-102-29-102-13-105 13-102 29-106 51-102 72-89 93-72 102-50 102-34 106-9 101 9 106 34 98 50 93 72 72 89 51 102 29 106 13 102-13 105-29 102-51 102-72 93-93 72-98 51-106 29-101 13z"/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5-06T12:37:03.952343113</meta:creation-date>
    <dc:date>2024-05-06T18:52:25.185416897</dc:date>
    <meta:editing-duration>PT13M29S</meta:editing-duration>
    <meta:editing-cycles>1</meta:editing-cycles>
    <meta:document-statistic meta:table-count="1" meta:cell-count="38" meta:object-count="22"/>
    <meta:generator>LibreOffice/7.3.7.2$Linux_X86_64 LibreOffice_project/30$Build-2</meta:generator>
  </office:meta>
</office:document-meta>
</file>